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09f878" style:text-blinking="false" fo:background-color="transparent"/>
    </style:style>
    <style:style style:name="P2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9f878" officeooo:paragraph-rsid="0009f878" style:text-blinking="false" fo:background-color="transparent"/>
    </style:style>
    <style:style style:name="P5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</style:style>
    <style:style style:name="T1" style:family="text">
      <style:text-properties officeooo:rsid="0009f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erox Menorca</text:span></text:p>
      <text:p text:style-name="P1"/>
      <text:p text:style-name="P2">Sr. J<text:span text:style-name="T1">osé Cuarto Carreras</text:span></text:p>
      <text:p text:style-name="P2"><text:span text:style-name="T1">Jefe del concesionari i serveis tecnics Xerox</text:span></text:p>
      <text:p text:style-name="P3">Carrer de Maria Lluïsa Serra, 87, 07703 Maó, Illes Balears</text:p>
      <text:p text:style-name="P2"/>
      <text:p text:style-name="P2">Senyor,</text:p>
      <text:p text:style-name="P1">l’IES Joan Ramis i Ramis sol·licita una comanda de 2 Multifuncions a l’empresa Xerox de Menorca.</text:p>
      <text:p text:style-name="P2">Mentre esperam la recepció de la nostra comanda, us saludam ben aten-</text:p>
      <text:p text:style-name="P2">tament.</text:p>
      <text:p text:style-name="P2"/>
      <text:p text:style-name="P2"/>
      <text:p text:style-name="P4">Raquel Taltavull</text:p>
      <text:p text:style-name="P4">Directora de l’Ies Joan Ramis i RAmis</text:p>
      <text:p text:style-name="P2"><text:span text:style-name="T1">Maó</text:span>, 10 de <text:span text:style-name="T1">novembre</text:span> de 20<text:span text:style-name="T1">24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6:29.916085983</meta:creation-date>
    <dc:date>2024-11-19T08:33:12.002243811</dc:date>
    <meta:editing-duration>PT6M43S</meta:editing-duration>
    <meta:editing-cycles>1</meta:editing-cycles>
    <meta:document-statistic meta:table-count="0" meta:image-count="0" meta:object-count="0" meta:page-count="1" meta:paragraph-count="11" meta:word-count="68" meta:character-count="399" meta:non-whitespace-character-count="342"/>
    <meta:generator>LibreOffice/24.8.3.2$Linux_X86_64 LibreOffice_project/e14c9fdd1f585efcbb2c5363087a99d20928d522</meta:generator>
  </office:meta>
</office:document-meta>
</file>